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436c" officeooo:paragraph-rsid="000a436c"/>
    </style:style>
    <style:style style:name="P2" style:family="paragraph" style:parent-style-name="Standard">
      <style:text-properties officeooo:rsid="000adfca" officeooo:paragraph-rsid="000adfca"/>
    </style:style>
    <style:style style:name="T1" style:family="text">
      <style:text-properties officeooo:rsid="000bf4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ci est un test de metadata<text:initial-creator/></text:p>
      <text:p text:style-name="P1"/>
      <text:p text:style-name="P2">Title : Document de référence</text:p>
      <text:p text:style-name="P2"/>
      <text:p text:style-name="P2"/>
      <text:p text:style-name="P2"/>
      <text:p text:style-name="P2"/>
      <text:p text:style-name="P2"/>
      <text:p text:style-name="P2">Aircraft : A3<text:span text:style-name="T1">2</text:span>0<text:tab/>ceci est un avion avec des ailes</text:p>
      <text:p text:style-name="P2"/>
      <text:p text:style-name="P2">Part Number : JJ88888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07:08:05.872025872</meta:creation-date>
    <meta:editing-cycles>4</meta:editing-cycles>
    <meta:editing-duration>PT6M31S</meta:editing-duration>
    <dc:subject>Metadata</dc:subject>
    <dc:title>Texte de metadata</dc:title>
    <dc:date>2023-05-01T14:58:18.526902000</dc:date>
    <meta:generator>LibreOffice/7.5.2.2$Linux_X86_64 LibreOffice_project/50$Build-2</meta:generator>
    <meta:document-statistic meta:table-count="0" meta:image-count="0" meta:object-count="0" meta:page-count="1" meta:paragraph-count="4" meta:word-count="25" meta:character-count="127" meta:non-whitespace-character-count="106"/>
    <meta:user-defined meta:name="Propriétaire">Boubert Olivier</meta:user-defined>
  </office:meta>
</office:document-meta>
</file>